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8bc7" officeooo:paragraph-rsid="00138bc7"/>
    </style:style>
    <style:style style:name="P2" style:family="paragraph" style:parent-style-name="Standard">
      <style:paragraph-properties fo:text-align="end" style:justify-single-word="false"/>
      <style:text-properties officeooo:rsid="00138bc7" officeooo:paragraph-rsid="00138bc7"/>
    </style:style>
    <style:style style:name="P3" style:family="paragraph" style:parent-style-name="Standard">
      <style:text-properties fo:color="#c9211e" loext:opacity="100%" officeooo:rsid="00138bc7" officeooo:paragraph-rsid="00138bc7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ello guys.</text:p>
      <text:p text:style-name="P1"/>
      <text:p text:style-name="P3">My name is potato.</text:p>
      <text:p text:style-name="P1"/>
      <text:p text:style-name="P1">I <text:span text:style-name="T1">love</text:span> {{variable}}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02T10:57:57.444000000</dc:date>
    <meta:editing-duration>PT57S</meta:editing-duration>
    <meta:editing-cycles>1</meta:editing-cycles>
    <meta:document-statistic meta:table-count="0" meta:image-count="0" meta:object-count="0" meta:page-count="1" meta:paragraph-count="3" meta:word-count="9" meta:character-count="49" meta:non-whitespace-character-count="43"/>
    <meta:generator>LibreOffice/7.2.4.1$Windows_X86_64 LibreOffice_project/27d75539669ac387bb498e35313b970b7fe9c4f9</meta:generator>
  </office:meta>
</office:document-meta>
</file>